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l'épidémiologie des représentations est basée. Je présente le cadre qu'elle offre pour analyser le sens comme émanant d'une dynamique d'interaction, et propos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2">mentale</text:span>, lorsqu'elle existe dans l'esprit de quelqu'un, ou <text:span text:style-name="T3">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ourant sur lequel il base sa théorie. Le système cognitif est vu comme un ensemble de modules de traitement de l'information indépendants (introduits par Fodor, 1983),<text:note text:id="ftn0"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a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étudiant la <text:span text:style-name="T6">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no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ont en commun une certaine no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2"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ligne d'Ingold rapportée ci-dessus peut être comprise en trois degrés de critique.</text:p>
      <text:p text:style-name="Text_20_body">Le premier est une critique du dualisme consistant à séparer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3"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correspond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4"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le contenu d'un concept n'est pas une propriété intrinsèque, mais plutôt une propriété relationnelle de la réalisation neurale de ce concept, et dépend de l'environnement et de l'histoire [...] de cet objet neural»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text:note text:id="ftn5" text:note-class="footnote"><text:note-citation>6</text:note-citation><text:note-body><text:p text:style-name="Footnote">Cependant Krakauer <text:span text:style-name="T51">et</text:span><text:span text:style-name="T52"> </text:span><text:span text:style-name="T53">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L'application de cette discussion à la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6"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bas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évident au moment de trancher cette question pour définir une hypothèse: dans de nombreux cas, ce que les interlocuteurs comprennent d'un énoncé est une construction émanant non seulement de la situation concrète du lecteur mais aussi de la dynamique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7"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58">et</text:span><text:span text:style-name="T59"> </text:span><text:span text:style-name="T60">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à ce jour, les principaux résultats portent sur des mesures non sémantiques telles que la transmissibilité (par exemple par Claidière <text:span text:style-name="T61">et</text:span><text:span text:style-name="T62"> </text:span><text:span text:style-name="T63">al.</text:span>, 2014, qui étudient les transformations de motifs visuels abstraits chez les grands singes) ou la mémorabilité (Danescu-Niculescu-Mizil <text:span text:style-name="T64">et</text:span><text:span text:style-name="T65"> </text:span><text:span text:style-name="T66">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phénomènes du sens pragmatique,<text:note text:id="ftn8" text:note-class="footnote"><text:note-citation>9</text:note-citation><text:note-body><text:p text:style-name="Footnote">Notamment, elle prédit un résultat de Danescu-Niculescu-Mizil <text:span text:style-name="T67">et</text:span><text:span text:style-name="T68"> </text:span><text:span text:style-name="T69">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cette dernière comme une «activité exploratoire»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ressentis différent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0">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la répétition de ces régularités finit par créer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et recevoir (Cuffari, Di Paolo et De Jaegher, 2014 : 14). Cette organisation donne lieu à l'émergence de nouvelles régularités, menant à d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p. 4). Ainsi, l'activité langagière «émerge comme une forme spéciale d'agence sociale, c'est-à-dire une solution particulière à une certaine progression de problèmes conceptuels venant de tensions récurrentes entre les niveaux individuel et interactif du faire-sens» (p. 4). Dans ce cadre, «les mots sont des motifs disponibles pour énacter certaines formes de faire-sens»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participer à former une théorie de la relation entre le biologique, le cognitif, et le social, naturalisant toute notion de contenu et contenant.</text:p>
      <text:h text:style-name="Heading_20_1" text:outline-level="1">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fait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Remerciements</text:h>
      <text:p text:style-name="First_20_paragraph">Je voudrais remercier Camille Roth et Barbara Bauduin pour leurs précieux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1">Darwinizing</text:span><text:span text:style-name="T72"> </text:span><text:span text:style-name="T73">culture</text:span><text:span text:style-name="T74">:</text:span><text:span text:style-name="T75"> </text:span><text:span text:style-name="T76">The</text:span><text:span text:style-name="T77"> </text:span><text:span text:style-name="T78">status</text:span><text:span text:style-name="T79"> </text:span><text:span text:style-name="T80">of</text:span><text:span text:style-name="T81"> </text:span><text:span text:style-name="T82">memetics</text:span><text:span text:style-name="T83"> </text:span><text:span text:style-name="T84">as</text:span><text:span text:style-name="T85"> </text:span><text:span text:style-name="T86">a</text:span><text:span text:style-name="T87"> </text:span><text:span text:style-name="T88">science</text:span>. Oxford; New York: Oxford University Press.</text:p>
      <text:p text:style-name="Text_20_body">Auvray, Malika, Charles Lenay et John Stewart. 2009. Perceptual Interactions in a Minimalist Virtual Environment. <text:span text:style-name="T89">New</text:span><text:span text:style-name="T90"> </text:span><text:span text:style-name="T91">Ideas</text:span><text:span text:style-name="T92"> </text:span><text:span text:style-name="T93">in</text:span><text:span text:style-name="T94"> </text:span><text:span text:style-name="T95">Psychology</text:span> 27(1). 32‑47.</text:p>
      <text:p text:style-name="Text_20_body">Bateson, Gregory. 1972. <text:span text:style-name="T96">Steps</text:span><text:span text:style-name="T97"> </text:span><text:span text:style-name="T98">to</text:span><text:span text:style-name="T99"> </text:span><text:span text:style-name="T100">an</text:span><text:span text:style-name="T101"> </text:span><text:span text:style-name="T102">Ecology</text:span><text:span text:style-name="T103"> </text:span><text:span text:style-name="T104">of</text:span><text:span text:style-name="T105"> </text:span><text:span text:style-name="T106">Mind</text:span><text:span text:style-name="T107">:</text:span><text:span text:style-name="T108"> </text:span><text:span text:style-name="T109">Collected</text:span><text:span text:style-name="T110"> </text:span><text:span text:style-name="T111">Essays</text:span><text:span text:style-name="T112"> </text:span><text:span text:style-name="T113">in</text:span><text:span text:style-name="T114"> </text:span><text:span text:style-name="T115">Anthropology</text:span><text:span text:style-name="T116">,</text:span><text:span text:style-name="T117"> </text:span><text:span text:style-name="T118">Psychiatry</text:span><text:span text:style-name="T119">,</text:span><text:span text:style-name="T120"> </text:span><text:span text:style-name="T121">Evolution</text:span><text:span text:style-name="T122">,</text:span><text:span text:style-name="T123"> </text:span><text:span text:style-name="T124">and</text:span><text:span text:style-name="T125"> </text:span><text:span text:style-name="T126">Epistemology</text:span>. University of Chicago Press.</text:p>
      <text:p text:style-name="Text_20_body">Becker, Howard S. 1996. The Epistemology of Qualitative Research. In R. Jessor, A. Colby et R. A. Shweder (éd.), <text:span text:style-name="T127">Ethnography</text:span><text:span text:style-name="T128"> </text:span><text:span text:style-name="T129">and</text:span><text:span text:style-name="T130"> </text:span><text:span text:style-name="T131">Human</text:span><text:span text:style-name="T132"> </text:span><text:span text:style-name="T133">Development:</text:span><text:span text:style-name="T134"> </text:span><text:span text:style-name="T135">Context</text:span><text:span text:style-name="T136"> </text:span><text:span text:style-name="T137">and</text:span><text:span text:style-name="T138"> </text:span><text:span text:style-name="T139">Meaning</text:span><text:span text:style-name="T140"> </text:span><text:span text:style-name="T141">in</text:span><text:span text:style-name="T142"> </text:span><text:span text:style-name="T143">Social</text:span><text:span text:style-name="T144"> </text:span><text:span text:style-name="T145">Inquiry</text:span>, 53‑71. (The John D. and Catherine T. MacArthur Foundation series on mental health and development.). Chicago, IL, US: University of Chicago Press.</text:p>
      <text:p text:style-name="Text_20_body">Bourdieu, Pierre. 1980. <text:span text:style-name="T146">Le</text:span><text:span text:style-name="T147"> </text:span><text:span text:style-name="T148">sens</text:span><text:span text:style-name="T149"> </text:span><text:span text:style-name="T150">pratique</text:span>. Paris: Editions de Minuit.</text:p>
      <text:p text:style-name="Text_20_body">Boyd, Robert et Peter J Richerson. 1985. <text:span text:style-name="T151">Culture</text:span><text:span text:style-name="T152"> </text:span><text:span text:style-name="T153">and</text:span><text:span text:style-name="T154"> </text:span><text:span text:style-name="T155">the</text:span><text:span text:style-name="T156"> </text:span><text:span text:style-name="T157">evolutionary</text:span><text:span text:style-name="T158"> </text:span><text:span text:style-name="T159">process</text:span>. Chicago: University of Chicago Press.</text:p>
      <text:p text:style-name="Text_20_body">Claidière, Nicolas, Kenny Smith, Simon Kirby et Joël Fagot. 2014. Cultural evolution of systematically structured behaviour in a non-human primate. <text:span text:style-name="T160">Proceedings</text:span><text:span text:style-name="T161"> </text:span><text:span text:style-name="T162">of</text:span><text:span text:style-name="T163"> </text:span><text:span text:style-name="T164">the</text:span><text:span text:style-name="T165"> </text:span><text:span text:style-name="T166">Royal</text:span><text:span text:style-name="T167"> </text:span><text:span text:style-name="T168">Society</text:span><text:span text:style-name="T169"> </text:span><text:span text:style-name="T170">of</text:span><text:span text:style-name="T171"> </text:span><text:span text:style-name="T172">London</text:span><text:span text:style-name="T173"> </text:span><text:span text:style-name="T174">B</text:span><text:span text:style-name="T175">:</text:span><text:span text:style-name="T176"> </text:span><text:span text:style-name="T177">Biological</text:span><text:span text:style-name="T178"> </text:span><text:span text:style-name="T179">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0">Explaining</text:span><text:span text:style-name="T181"> </text:span><text:span text:style-name="T182">Language</text:span><text:span text:style-name="T183"> </text:span><text:span text:style-name="T184">Change</text:span><text:span text:style-name="T185">:</text:span><text:span text:style-name="T186"> </text:span><text:span text:style-name="T187">An</text:span><text:span text:style-name="T188"> </text:span><text:span text:style-name="T189">Evolutionary</text:span><text:span text:style-name="T190"> </text:span><text:span text:style-name="T191">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2">The</text:span><text:span text:style-name="T193"> </text:span><text:span text:style-name="T194">Descent</text:span><text:span text:style-name="T195"> </text:span><text:span text:style-name="T196">of</text:span><text:span text:style-name="T197"> </text:span><text:span text:style-name="T198">Man</text:span><text:span text:style-name="T199">,</text:span><text:span text:style-name="T200"> </text:span><text:span text:style-name="T201">and</text:span><text:span text:style-name="T202"> </text:span><text:span text:style-name="T203">Selection</text:span><text:span text:style-name="T204"> </text:span><text:span text:style-name="T205">in</text:span><text:span text:style-name="T206"> </text:span><text:span text:style-name="T207">Relation</text:span><text:span text:style-name="T208"> </text:span><text:span text:style-name="T209">to</text:span><text:span text:style-name="T210"> </text:span><text:span text:style-name="T211">Sex</text:span>. Princeton, N.J.: Princeton University Press.</text:p>
      <text:p text:style-name="Text_20_body">Dawkins, Richard. 2006[1976]. <text:span text:style-name="T212">The</text:span><text:span text:style-name="T213"> </text:span><text:span text:style-name="T214">Selfish</text:span><text:span text:style-name="T215"> </text:span><text:span text:style-name="T216">Gene</text:span>. Oxford; New York: Oxford University Press.</text:p>
      <text:p text:style-name="Text_20_body">De Jaegher, Hanne et Ezequiel Di Paolo. 2007. Participatory sense-making. <text:span text:style-name="T217">Phenomenology</text:span><text:span text:style-name="T218"> </text:span><text:span text:style-name="T219">and</text:span><text:span text:style-name="T220"> </text:span><text:span text:style-name="T221">the</text:span><text:span text:style-name="T222"> </text:span><text:span text:style-name="T223">Cognitive</text:span><text:span text:style-name="T224"> </text:span><text:span text:style-name="T225">Sciences</text:span> 6(4). 485‑507.</text:p>
      <text:p text:style-name="Text_20_body">Di Paolo, Ezequiel A., Marieke Rohde et Hiroyuki Iizuka. 2008. Sensitivity to Social Contingency or Stability of Interaction? Modelling the Dynamics of Perceptual Crossing. <text:span text:style-name="T226">New</text:span><text:span text:style-name="T227"> </text:span><text:span text:style-name="T228">Ideas</text:span><text:span text:style-name="T229"> </text:span><text:span text:style-name="T230">in</text:span><text:span text:style-name="T231"> </text:span><text:span text:style-name="T232">Psychology</text:span> 26(2). (Dynamics and Psychology). 278‑294.</text:p>
      <text:p text:style-name="Text_20_body">Fisher, Ronald A et J. H Bennett. 1999[1930]. <text:span text:style-name="T233">The</text:span><text:span text:style-name="T234"> </text:span><text:span text:style-name="T235">genetical</text:span><text:span text:style-name="T236"> </text:span><text:span text:style-name="T237">theory</text:span><text:span text:style-name="T238"> </text:span><text:span text:style-name="T239">of</text:span><text:span text:style-name="T240"> </text:span><text:span text:style-name="T241">natural</text:span><text:span text:style-name="T242"> </text:span><text:span text:style-name="T243">selection</text:span><text:span text:style-name="T244">:</text:span><text:span text:style-name="T245"> </text:span><text:span text:style-name="T246">A</text:span><text:span text:style-name="T247"> </text:span><text:span text:style-name="T248">complete</text:span><text:span text:style-name="T249"> </text:span><text:span text:style-name="T250">variorum</text:span><text:span text:style-name="T251"> </text:span><text:span text:style-name="T252">edition</text:span>. Oxford: Oxford University Press.</text:p>
      <text:p text:style-name="Text_20_body">Fodor, Jerry A. 1983. <text:span text:style-name="T253">The</text:span><text:span text:style-name="T254"> </text:span><text:span text:style-name="T255">Modularity</text:span><text:span text:style-name="T256"> </text:span><text:span text:style-name="T257">of</text:span><text:span text:style-name="T258"> </text:span><text:span text:style-name="T259">Mind</text:span><text:span text:style-name="T260">:</text:span><text:span text:style-name="T261"> </text:span><text:span text:style-name="T262">An</text:span><text:span text:style-name="T263"> </text:span><text:span text:style-name="T264">Essay</text:span><text:span text:style-name="T265"> </text:span><text:span text:style-name="T266">on</text:span><text:span text:style-name="T267"> </text:span><text:span text:style-name="T268">Faculty</text:span><text:span text:style-name="T269"> </text:span><text:span text:style-name="T270">Psychology</text:span>. Cambridge, Mass.: MIT Press.</text:p>
      <text:p text:style-name="Text_20_body">Gibson, James J. 2014[1979]. <text:span text:style-name="T271">The</text:span><text:span text:style-name="T272"> </text:span><text:span text:style-name="T273">Ecological</text:span><text:span text:style-name="T274"> </text:span><text:span text:style-name="T275">Approach</text:span><text:span text:style-name="T276"> </text:span><text:span text:style-name="T277">to</text:span><text:span text:style-name="T278"> </text:span><text:span text:style-name="T279">Visual</text:span><text:span text:style-name="T280"> </text:span><text:span text:style-name="T281">Perception</text:span><text:span text:style-name="T282">:</text:span><text:span text:style-name="T283"> </text:span><text:span text:style-name="T284">Classic</text:span><text:span text:style-name="T285"> </text:span><text:span text:style-name="T286">Edition</text:span>. Psychology Press.</text:p>
      <text:p text:style-name="Text_20_body">Harvey, Matthew I. 2015. Content in Languaging: Why Radical Enactivism Is Incompatible with Representational Theories of Language. <text:span text:style-name="T287">Language</text:span><text:span text:style-name="T288"> </text:span><text:span text:style-name="T289">Sciences</text:span> 48. 90‑129.</text:p>
      <text:p text:style-name="Text_20_body">Hutto, Daniel D et Erik Myin. 2013. <text:span text:style-name="T290">Radicalizing</text:span><text:span text:style-name="T291"> </text:span><text:span text:style-name="T292">Enactivism</text:span><text:span text:style-name="T293">:</text:span><text:span text:style-name="T294"> </text:span><text:span text:style-name="T295">Basic</text:span><text:span text:style-name="T296"> </text:span><text:span text:style-name="T297">Minds</text:span><text:span text:style-name="T298"> </text:span><text:span text:style-name="T299">Without</text:span><text:span text:style-name="T300"> </text:span><text:span text:style-name="T301">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02">The</text:span><text:span text:style-name="T303"> </text:span><text:span text:style-name="T304">Debated</text:span><text:span text:style-name="T305"> </text:span><text:span text:style-name="T306">Mind</text:span><text:span text:style-name="T307">:</text:span><text:span text:style-name="T308"> </text:span><text:span text:style-name="T309">Evolutionary</text:span><text:span text:style-name="T310"> </text:span><text:span text:style-name="T311">Psychology</text:span><text:span text:style-name="T312"> </text:span><text:span text:style-name="T313">Versus</text:span><text:span text:style-name="T314"> </text:span><text:span text:style-name="T315">Ethnography</text:span>, 113‑153. Oxford &amp; New York: Berg.</text:p>
      <text:p text:style-name="Text_20_body">Ingold, Tim. 2004. Beyond biology and culture. The meaning of evolution in a relational world. <text:span text:style-name="T316">Social</text:span><text:span text:style-name="T317"> </text:span><text:span text:style-name="T318">Anthropology</text:span> 12(2). 209‑221.</text:p>
      <text:p text:style-name="Text_20_body">Ingold, Tim. 2007. The trouble with « evolutionary biology ». <text:span text:style-name="T319">Anthropology</text:span><text:span text:style-name="T320"> </text:span><text:span text:style-name="T321">Today</text:span> 23(2). 13‑17.</text:p>
      <text:p text:style-name="Text_20_body">Ingold, Tim et Gisli Palsson. 2014. Biosocial Becomings Integrating Social and Biological Anthropology | Biological Anthropology and Primatology. <text:span text:style-name="T322">Cambridge</text:span><text:span text:style-name="T323"> </text:span><text:span text:style-name="T324">University</text:span><text:span text:style-name="T325"> </text:span><text:span text:style-name="T326">Press</text:span>.</text:p>
      <text:p text:style-name="Text_20_body">Jablonka, Eva M. 2001. The Systems of Inheritance. In Susan Oyama, Paul Griffiths et Russell D Gray (éd.), <text:span text:style-name="T327">Cycles</text:span><text:span text:style-name="T328"> </text:span><text:span text:style-name="T329">of</text:span><text:span text:style-name="T330"> </text:span><text:span text:style-name="T331">contingency</text:span><text:span text:style-name="T332">:</text:span><text:span text:style-name="T333"> </text:span><text:span text:style-name="T334">Developmental</text:span><text:span text:style-name="T335"> </text:span><text:span text:style-name="T336">systems</text:span><text:span text:style-name="T337"> </text:span><text:span text:style-name="T338">and</text:span><text:span text:style-name="T339"> </text:span><text:span text:style-name="T340">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1">The</text:span><text:span text:style-name="T342"> </text:span><text:span text:style-name="T343">Nature</text:span><text:span text:style-name="T344"> </text:span><text:span text:style-name="T345">of</text:span><text:span text:style-name="T346"> </text:span><text:span text:style-name="T347">Culture</text:span>. Chicago: University of Chicago Press.</text:p>
      <text:p text:style-name="Text_20_body">Lauf, Aurelien, Mathieu Valette et Leila Khouas. 2013. Analyzing Variation Patterns In Quotes Over Time. <text:span text:style-name="T348">Research</text:span><text:span text:style-name="T349"> </text:span><text:span text:style-name="T350">in</text:span><text:span text:style-name="T351"> </text:span><text:span text:style-name="T352">Computing</text:span><text:span text:style-name="T353"> </text:span><text:span text:style-name="T354">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55">Proceedings</text:span><text:span text:style-name="T356"> </text:span><text:span text:style-name="T357">of</text:span><text:span text:style-name="T358"> </text:span><text:span text:style-name="T359">the</text:span><text:span text:style-name="T360"> </text:span><text:span text:style-name="T361">15th</text:span><text:span text:style-name="T362"> </text:span><text:span text:style-name="T363">ACM</text:span><text:span text:style-name="T364"> </text:span><text:span text:style-name="T365">SIGKDD</text:span><text:span text:style-name="T366"> </text:span><text:span text:style-name="T367">International</text:span><text:span text:style-name="T368"> </text:span><text:span text:style-name="T369">Conference</text:span><text:span text:style-name="T370"> </text:span><text:span text:style-name="T371">on</text:span><text:span text:style-name="T372"> </text:span><text:span text:style-name="T373">Knowledge</text:span><text:span text:style-name="T374"> </text:span><text:span text:style-name="T375">Discovery</text:span><text:span text:style-name="T376"> </text:span><text:span text:style-name="T377">and</text:span><text:span text:style-name="T378"> </text:span><text:span text:style-name="T379">Data</text:span><text:span text:style-name="T380"> </text:span><text:span text:style-name="T381">Mining</text:span>, 497‑506. (KDD ’09). New York, NY, USA: ACM.</text:p>
      <text:p text:style-name="Text_20_body">Lewontin, Richard C. 2001a. Gene, Organism and Environment: A New Introduction. In Susan Oyama, Paul Griffiths et Russell D Gray (éd.), <text:span text:style-name="T382">Cycles</text:span><text:span text:style-name="T383"> </text:span><text:span text:style-name="T384">of</text:span><text:span text:style-name="T385"> </text:span><text:span text:style-name="T386">contingency</text:span><text:span text:style-name="T387">:</text:span><text:span text:style-name="T388"> </text:span><text:span text:style-name="T389">Developmental</text:span><text:span text:style-name="T390"> </text:span><text:span text:style-name="T391">systems</text:span><text:span text:style-name="T392"> </text:span><text:span text:style-name="T393">and</text:span><text:span text:style-name="T394"> </text:span><text:span text:style-name="T395">evolution</text:span>, 55‑58. Cambridge, Mass.: MIT Press.</text:p>
      <text:p text:style-name="Text_20_body">Lewontin, Richard C. 2001b. Gene, Organism and Environment. In Susan Oyama, Paul Griffiths et Russell D Gray (éd.), <text:span text:style-name="T396">Cycles</text:span><text:span text:style-name="T397"> </text:span><text:span text:style-name="T398">of</text:span><text:span text:style-name="T399"> </text:span><text:span text:style-name="T400">contingency</text:span><text:span text:style-name="T401">:</text:span><text:span text:style-name="T402"> </text:span><text:span text:style-name="T403">Developmental</text:span><text:span text:style-name="T404"> </text:span><text:span text:style-name="T405">systems</text:span><text:span text:style-name="T406"> </text:span><text:span text:style-name="T407">and</text:span><text:span text:style-name="T408"> </text:span><text:span text:style-name="T409">evolution</text:span>, 59‑66. Cambridge, Mass.: MIT Press.</text:p>
      <text:p text:style-name="Text_20_body">Maingueneau, Dominique. 2004. La Situation D’énonciation, Entre Langue et Discours. In, <text:span text:style-name="T410">Dix</text:span><text:span text:style-name="T411"> </text:span><text:span text:style-name="T412">Ans</text:span><text:span text:style-name="T413"> </text:span><text:span text:style-name="T414">de</text:span><text:span text:style-name="T415"> </text:span><text:span text:style-name="T416">S</text:span><text:span text:style-name="T417">.</text:span><text:span text:style-name="T418">D</text:span><text:span text:style-name="T419">.</text:span><text:span text:style-name="T420">U</text:span><text:span text:style-name="T421">.</text:span>, 197‑210. Craiova, Roumanie: Editura Universitaria Craiova.</text:p>
      <text:p text:style-name="Text_20_body">Maturana, Humberto R et Francisco J Varela. 1980. <text:span text:style-name="T422">Autopoiesis</text:span><text:span text:style-name="T423"> </text:span><text:span text:style-name="T424">and</text:span><text:span text:style-name="T425"> </text:span><text:span text:style-name="T426">Cognition</text:span><text:span text:style-name="T427">:</text:span><text:span text:style-name="T428"> </text:span><text:span text:style-name="T429">The</text:span><text:span text:style-name="T430"> </text:span><text:span text:style-name="T431">Realization</text:span><text:span text:style-name="T432"> </text:span><text:span text:style-name="T433">of</text:span><text:span text:style-name="T434"> </text:span><text:span text:style-name="T435">the</text:span><text:span text:style-name="T436"> </text:span><text:span text:style-name="T437">Living</text:span>. Dordrecht, Holland; Boston: D. Reidel Pub. Co.</text:p>
      <text:p text:style-name="Text_20_body">Mauss, Marcel. 1936. Les Techniques Du Corps. <text:span text:style-name="T438">Journal</text:span><text:span text:style-name="T439"> </text:span><text:span text:style-name="T440">de</text:span><text:span text:style-name="T441"> </text:span><text:span text:style-name="T442">Psychologie</text:span> 32(3-4).</text:p>
      <text:p text:style-name="Text_20_body">Mesoudi, Alex. 2011. <text:span text:style-name="T443">Cultural</text:span><text:span text:style-name="T444"> </text:span><text:span text:style-name="T445">Evolution</text:span><text:span text:style-name="T446">:</text:span><text:span text:style-name="T447"> </text:span><text:span text:style-name="T448">How</text:span><text:span text:style-name="T449"> </text:span><text:span text:style-name="T450">Darwinian</text:span><text:span text:style-name="T451"> </text:span><text:span text:style-name="T452">Theory</text:span><text:span text:style-name="T453"> </text:span><text:span text:style-name="T454">Can</text:span><text:span text:style-name="T455"> </text:span><text:span text:style-name="T456">Explain</text:span><text:span text:style-name="T457"> </text:span><text:span text:style-name="T458">Human</text:span><text:span text:style-name="T459"> </text:span><text:span text:style-name="T460">Culture</text:span><text:span text:style-name="T461"> </text:span><text:span text:style-name="T462">and</text:span><text:span text:style-name="T463"> </text:span><text:span text:style-name="T464">Synthesize</text:span><text:span text:style-name="T465"> </text:span><text:span text:style-name="T466">the</text:span><text:span text:style-name="T467"> </text:span><text:span text:style-name="T468">Social</text:span><text:span text:style-name="T469"> </text:span><text:span text:style-name="T470">Sciences</text:span>. University of Chicago Press.</text:p>
      <text:p text:style-name="Text_20_body">Mesoudi, Alex, Andrew Whiten et Kevin N. Laland. 2006. Towards a Unified Science of Cultural Evolution. <text:span text:style-name="T471">Behavioral</text:span><text:span text:style-name="T472"> </text:span><text:span text:style-name="T473">and</text:span><text:span text:style-name="T474"> </text:span><text:span text:style-name="T475">Brain</text:span><text:span text:style-name="T476"> </text:span><text:span text:style-name="T477">Sciences</text:span> 29(04). 329‑347.</text:p>
      <text:p text:style-name="Text_20_body">Millikan, Ruth Garrett. 1984. <text:span text:style-name="T478">Language</text:span><text:span text:style-name="T479">,</text:span><text:span text:style-name="T480"> </text:span><text:span text:style-name="T481">thought</text:span><text:span text:style-name="T482">,</text:span><text:span text:style-name="T483"> </text:span><text:span text:style-name="T484">and</text:span><text:span text:style-name="T485"> </text:span><text:span text:style-name="T486">other</text:span><text:span text:style-name="T487"> </text:span><text:span text:style-name="T488">biological</text:span><text:span text:style-name="T489"> </text:span><text:span text:style-name="T490">categories</text:span><text:span text:style-name="T491">:</text:span><text:span text:style-name="T492"> </text:span><text:span text:style-name="T493">New</text:span><text:span text:style-name="T494"> </text:span><text:span text:style-name="T495">foundations</text:span><text:span text:style-name="T496"> </text:span><text:span text:style-name="T497">for</text:span><text:span text:style-name="T498"> </text:span><text:span text:style-name="T499">realism</text:span>. Cambridge, Mass.: MIT Press.</text:p>
      <text:p text:style-name="Text_20_body">Miton, Helena, Nicolas Claidière et Hugo Mercier. 2015. Universal Cognitive Mechanisms Explain the Cultural Success of Bloodletting. <text:span text:style-name="T500">Evolution</text:span><text:span text:style-name="T501"> </text:span><text:span text:style-name="T502">and</text:span><text:span text:style-name="T503"> </text:span><text:span text:style-name="T504">Human</text:span><text:span text:style-name="T505"> </text:span><text:span text:style-name="T506">Behavior</text:span> 36(4). 303‑312.</text:p>
      <text:p text:style-name="Text_20_body">Morin, Olivier. 2013. How portraits turned their eyes upon us: Visual preferences and demographic change in cultural evolution. <text:span text:style-name="T507">Evolution</text:span><text:span text:style-name="T508"> </text:span><text:span text:style-name="T509">and</text:span><text:span text:style-name="T510"> </text:span><text:span text:style-name="T511">Human</text:span><text:span text:style-name="T512"> </text:span><text:span text:style-name="T513">Behavior</text:span> 34(3). 222‑229.</text:p>
      <text:p text:style-name="Text_20_body">Moussaïd, Mehdi, Henry Brighton et Wolfgang Gaissmaier. 2015. The amplification of risk in experimental diffusion chains. <text:span text:style-name="T514">Proceedings</text:span><text:span text:style-name="T515"> </text:span><text:span text:style-name="T516">of</text:span><text:span text:style-name="T517"> </text:span><text:span text:style-name="T518">the</text:span><text:span text:style-name="T519"> </text:span><text:span text:style-name="T520">National</text:span><text:span text:style-name="T521"> </text:span><text:span text:style-name="T522">Academy</text:span><text:span text:style-name="T523"> </text:span><text:span text:style-name="T524">of</text:span><text:span text:style-name="T525"> </text:span><text:span text:style-name="T526">Sciences</text:span> 112(18). 5631‑5636.</text:p>
      <text:p text:style-name="Text_20_body">Myin, Erik. 2003. An Account of Color without a Subject? <text:span text:style-name="T527">Behavioral</text:span><text:span text:style-name="T528"> </text:span><text:span text:style-name="T529">and</text:span><text:span text:style-name="T530"> </text:span><text:span text:style-name="T531">Brain</text:span><text:span text:style-name="T532"> </text:span><text:span text:style-name="T533">Sciences</text:span> 26(01). 42‑43.</text:p>
      <text:p text:style-name="Text_20_body">Neumann-Held, Eva M. 2001. Let’s Talk About Genes: The Process Molecular Gene Concept and Its Context. In Susan Oyama, Paul Griffiths et Russell D Gray (éd.), <text:span text:style-name="T534">Cycles</text:span><text:span text:style-name="T535"> </text:span><text:span text:style-name="T536">of</text:span><text:span text:style-name="T537"> </text:span><text:span text:style-name="T538">contingency</text:span><text:span text:style-name="T539">:</text:span><text:span text:style-name="T540"> </text:span><text:span text:style-name="T541">Developmental</text:span><text:span text:style-name="T542"> </text:span><text:span text:style-name="T543">systems</text:span><text:span text:style-name="T544"> </text:span><text:span text:style-name="T545">and</text:span><text:span text:style-name="T546"> </text:span><text:span text:style-name="T547">evolution</text:span>, 69‑84. Cambridge, Mass.: MIT Press.</text:p>
      <text:p text:style-name="Text_20_body">O’Regan, J. Kevin et Alva Noë. 2001. A Sensorimotor Account of Vision and Visual Consciousness. <text:span text:style-name="T548">Behavioral</text:span><text:span text:style-name="T549"> </text:span><text:span text:style-name="T550">and</text:span><text:span text:style-name="T551"> </text:span><text:span text:style-name="T552">Brain</text:span><text:span text:style-name="T553"> </text:span><text:span text:style-name="T554">Sciences</text:span> 24(05). 939‑973.</text:p>
      <text:p text:style-name="Text_20_body">Oyama, Susan, Paul Griffiths et Russell D Gray. 2001. <text:span text:style-name="T555">Cycles</text:span><text:span text:style-name="T556"> </text:span><text:span text:style-name="T557">of</text:span><text:span text:style-name="T558"> </text:span><text:span text:style-name="T559">contingency</text:span><text:span text:style-name="T560">:</text:span><text:span text:style-name="T561"> </text:span><text:span text:style-name="T562">Developmental</text:span><text:span text:style-name="T563"> </text:span><text:span text:style-name="T564">systems</text:span><text:span text:style-name="T565"> </text:span><text:span text:style-name="T566">and</text:span><text:span text:style-name="T567"> </text:span><text:span text:style-name="T568">evolution</text:span>. Cambridge, Mass.: MIT Press.</text:p>
      <text:p text:style-name="Text_20_body">Pigliucci, Massimo. 2007. Do We Need an Extended Evolutionary Synthesis? <text:span text:style-name="T569">Evolution</text:span> 61(12). 2743‑2749.</text:p>
      <text:p text:style-name="Text_20_body">Simmons, Matthew P., Lada A. Adamic et Eytan Adar. 2011. Memes Online: Extracted, Subtracted, Injected, and Recollected. In, <text:span text:style-name="T570">Fifth</text:span><text:span text:style-name="T571"> </text:span><text:span text:style-name="T572">International</text:span><text:span text:style-name="T573"> </text:span><text:span text:style-name="T574">AAAI</text:span><text:span text:style-name="T575"> </text:span><text:span text:style-name="T576">Conference</text:span><text:span text:style-name="T577"> </text:span><text:span text:style-name="T578">on</text:span><text:span text:style-name="T579"> </text:span><text:span text:style-name="T580">Weblogs</text:span><text:span text:style-name="T581"> </text:span><text:span text:style-name="T582">and</text:span><text:span text:style-name="T583"> </text:span><text:span text:style-name="T584">Social</text:span><text:span text:style-name="T585"> </text:span><text:span text:style-name="T586">Media</text:span>.</text:p>
      <text:p text:style-name="Text_20_body">Slingerland, Edward G. 2008. <text:span text:style-name="T587">What</text:span><text:span text:style-name="T588"> </text:span><text:span text:style-name="T589">science</text:span><text:span text:style-name="T590"> </text:span><text:span text:style-name="T591">offers</text:span><text:span text:style-name="T592"> </text:span><text:span text:style-name="T593">the</text:span><text:span text:style-name="T594"> </text:span><text:span text:style-name="T595">humanities</text:span><text:span text:style-name="T596">:</text:span><text:span text:style-name="T597"> </text:span><text:span text:style-name="T598">Integrating</text:span><text:span text:style-name="T599"> </text:span><text:span text:style-name="T600">body</text:span><text:span text:style-name="T601"> </text:span><text:span text:style-name="T602">and</text:span><text:span text:style-name="T603"> </text:span><text:span text:style-name="T604">culture</text:span>. Cambridge; New York: Cambridge University Press.</text:p>
      <text:p text:style-name="Text_20_body">Sperber, Dan. 1996. <text:span text:style-name="T605">Explaining</text:span><text:span text:style-name="T606"> </text:span><text:span text:style-name="T607">culture</text:span><text:span text:style-name="T608">:</text:span><text:span text:style-name="T609"> </text:span><text:span text:style-name="T610">A</text:span><text:span text:style-name="T611"> </text:span><text:span text:style-name="T612">naturalistic</text:span><text:span text:style-name="T613"> </text:span><text:span text:style-name="T614">approach</text:span>. Oxford, UK; Cambridge, Mass.: Blackwell.</text:p>
      <text:p text:style-name="Text_20_body">Sperber, Dan et Deirdre Wilson. 1995[1986]. <text:span text:style-name="T615">Relevance</text:span><text:span text:style-name="T616">:</text:span><text:span text:style-name="T617"> </text:span><text:span text:style-name="T618">Communication</text:span><text:span text:style-name="T619"> </text:span><text:span text:style-name="T620">and</text:span><text:span text:style-name="T621"> </text:span><text:span text:style-name="T622">Cognition</text:span>. Oxford UK &amp; Cambridge USA: Blackwell.</text:p>
      <text:p text:style-name="Text_20_body">Thompson, Evan. 2007. <text:span text:style-name="T623">Mind</text:span><text:span text:style-name="T624"> </text:span><text:span text:style-name="T625">in</text:span><text:span text:style-name="T626"> </text:span><text:span text:style-name="T627">Life</text:span><text:span text:style-name="T628">:</text:span><text:span text:style-name="T629"> </text:span><text:span text:style-name="T630">Biology</text:span><text:span text:style-name="T631">,</text:span><text:span text:style-name="T632"> </text:span><text:span text:style-name="T633">Phenomenology</text:span><text:span text:style-name="T634">,</text:span><text:span text:style-name="T635"> </text:span><text:span text:style-name="T636">and</text:span><text:span text:style-name="T637"> </text:span><text:span text:style-name="T638">the</text:span><text:span text:style-name="T639"> </text:span><text:span text:style-name="T640">Sciences</text:span><text:span text:style-name="T641"> </text:span><text:span text:style-name="T642">of</text:span><text:span text:style-name="T643"> </text:span><text:span text:style-name="T644">Mind</text:span>. Cambridge, Mass.: Belknap Press of Harvard University Press.</text:p>
      <text:p text:style-name="Text_20_body">Torrance, Steve. 2006. In search of the enactive: Introduction to special issue on enactive experience. <text:span text:style-name="T645">Phenomenology</text:span><text:span text:style-name="T646"> </text:span><text:span text:style-name="T647">and</text:span><text:span text:style-name="T648"> </text:span><text:span text:style-name="T649">the</text:span><text:span text:style-name="T650"> </text:span><text:span text:style-name="T651">Cognitive</text:span><text:span text:style-name="T652"> </text:span><text:span text:style-name="T653">Sciences</text:span> 4(4). 357‑368.</text:p>
      <text:p text:style-name="Text_20_body">Varela, Francisco, Evan Thompson et Eleanor Rosch. 1991. <text:span text:style-name="T654">The</text:span><text:span text:style-name="T655"> </text:span><text:span text:style-name="T656">Embodied</text:span><text:span text:style-name="T657"> </text:span><text:span text:style-name="T658">Mind</text:span><text:span text:style-name="T659">:</text:span><text:span text:style-name="T660"> </text:span><text:span text:style-name="T661">Cognitive</text:span><text:span text:style-name="T662"> </text:span><text:span text:style-name="T663">Science</text:span><text:span text:style-name="T664"> </text:span><text:span text:style-name="T665">and</text:span><text:span text:style-name="T666"> </text:span><text:span text:style-name="T667">Human</text:span><text:span text:style-name="T668"> </text:span><text:span text:style-name="T669">Experience</text:span>. MIT Press.</text:p>
      <text:p text:style-name="Text_20_body">West-Eberhard, Mary Jane. 2003. <text:span text:style-name="T670">Developmental</text:span><text:span text:style-name="T671"> </text:span><text:span text:style-name="T672">Plasticity</text:span><text:span text:style-name="T673"> </text:span><text:span text:style-name="T674">and</text:span><text:span text:style-name="T675"> </text:span><text:span text:style-name="T676">Evolution</text:span>. Oxford; New York: Oxford University Press.</text:p>
      <text:p text:style-name="Text_20_body">Wittgenstein, Ludwig et Gertrude Elizabeth Margaret Anscombe. 1958[1953]. <text:span text:style-name="T677">Philosophical</text:span><text:span text:style-name="T678"> </text:span><text:span text:style-name="T679">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